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Runs with match</text:p>
          </table:table-cell>
          <table:table-cell office:value-type="string" calcext:value-type="string">
            <text:p>Runs with no 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9993" calcext:value-type="float">
            <text:p>9999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9971" calcext:value-type="float">
            <text:p>9999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9936" calcext:value-type="float">
            <text:p>9999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9849" calcext:value-type="float">
            <text:p>9998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9683" calcext:value-type="float">
            <text:p>99968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9342" calcext:value-type="float">
            <text:p>99934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8995" calcext:value-type="float">
            <text:p>99899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8358" calcext:value-type="float">
            <text:p>998358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7371" calcext:value-type="float">
            <text:p>997371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5873" calcext:value-type="float">
            <text:p>995873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4523" calcext:value-type="float">
            <text:p>994523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2730" calcext:value-type="float">
            <text:p>992730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0387" calcext:value-type="float">
            <text:p>990387</text:p>
          </table:table-cell>
          <table:table-cell office:value-type="float" office:value="9613" calcext:value-type="float">
            <text:p>96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7401" calcext:value-type="float">
            <text:p>987401</text:p>
          </table:table-cell>
          <table:table-cell office:value-type="float" office:value="12599" calcext:value-type="float">
            <text:p>125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3303" calcext:value-type="float">
            <text:p>983303</text:p>
          </table:table-cell>
          <table:table-cell office:value-type="float" office:value="16697" calcext:value-type="float">
            <text:p>166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7728" calcext:value-type="float">
            <text:p>977728</text:p>
          </table:table-cell>
          <table:table-cell office:value-type="float" office:value="22272" calcext:value-type="float">
            <text:p>222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2097" calcext:value-type="float">
            <text:p>972097</text:p>
          </table:table-cell>
          <table:table-cell office:value-type="float" office:value="27903" calcext:value-type="float">
            <text:p>279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8357" calcext:value-type="float">
            <text:p>968357</text:p>
          </table:table-cell>
          <table:table-cell office:value-type="float" office:value="31643" calcext:value-type="float">
            <text:p>316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3438" calcext:value-type="float">
            <text:p>963438</text:p>
          </table:table-cell>
          <table:table-cell office:value-type="float" office:value="36562" calcext:value-type="float">
            <text:p>365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133" calcext:value-type="float">
            <text:p>958133</text:p>
          </table:table-cell>
          <table:table-cell office:value-type="float" office:value="41867" calcext:value-type="float">
            <text:p>418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52044" calcext:value-type="float">
            <text:p>952044</text:p>
          </table:table-cell>
          <table:table-cell office:value-type="float" office:value="47956" calcext:value-type="float">
            <text:p>479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5225" calcext:value-type="float">
            <text:p>945225</text:p>
          </table:table-cell>
          <table:table-cell office:value-type="float" office:value="54775" calcext:value-type="float">
            <text:p>547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36681" calcext:value-type="float">
            <text:p>936681</text:p>
          </table:table-cell>
          <table:table-cell office:value-type="float" office:value="63319" calcext:value-type="float">
            <text:p>633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7812" calcext:value-type="float">
            <text:p>927812</text:p>
          </table:table-cell>
          <table:table-cell office:value-type="float" office:value="72188" calcext:value-type="float">
            <text:p>721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7483" calcext:value-type="float">
            <text:p>917483</text:p>
          </table:table-cell>
          <table:table-cell office:value-type="float" office:value="82517" calcext:value-type="float">
            <text:p>825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4774" calcext:value-type="float">
            <text:p>904774</text:p>
          </table:table-cell>
          <table:table-cell office:value-type="float" office:value="95226" calcext:value-type="float">
            <text:p>952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1284" calcext:value-type="float">
            <text:p>891284</text:p>
          </table:table-cell>
          <table:table-cell office:value-type="float" office:value="108716" calcext:value-type="float">
            <text:p>1087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4618" calcext:value-type="float">
            <text:p>874618</text:p>
          </table:table-cell>
          <table:table-cell office:value-type="float" office:value="125382" calcext:value-type="float">
            <text:p>1253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6652" calcext:value-type="float">
            <text:p>856652</text:p>
          </table:table-cell>
          <table:table-cell office:value-type="float" office:value="143348" calcext:value-type="float">
            <text:p>1433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5204" calcext:value-type="float">
            <text:p>835204</text:p>
          </table:table-cell>
          <table:table-cell office:value-type="float" office:value="164796" calcext:value-type="float">
            <text:p>1647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8076" calcext:value-type="float">
            <text:p>828076</text:p>
          </table:table-cell>
          <table:table-cell office:value-type="float" office:value="171924" calcext:value-type="float">
            <text:p>1719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19190" calcext:value-type="float">
            <text:p>819190</text:p>
          </table:table-cell>
          <table:table-cell office:value-type="float" office:value="180810" calcext:value-type="float">
            <text:p>1808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1229" calcext:value-type="float">
            <text:p>811229</text:p>
          </table:table-cell>
          <table:table-cell office:value-type="float" office:value="188771" calcext:value-type="float">
            <text:p>1887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2226" calcext:value-type="float">
            <text:p>802226</text:p>
          </table:table-cell>
          <table:table-cell office:value-type="float" office:value="197774" calcext:value-type="float">
            <text:p>1977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4163" calcext:value-type="float">
            <text:p>794163</text:p>
          </table:table-cell>
          <table:table-cell office:value-type="float" office:value="205837" calcext:value-type="float">
            <text:p>2058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4781" calcext:value-type="float">
            <text:p>784781</text:p>
          </table:table-cell>
          <table:table-cell office:value-type="float" office:value="215219" calcext:value-type="float">
            <text:p>2152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74356" calcext:value-type="float">
            <text:p>774356</text:p>
          </table:table-cell>
          <table:table-cell office:value-type="float" office:value="225644" calcext:value-type="float">
            <text:p>2256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63781" calcext:value-type="float">
            <text:p>763781</text:p>
          </table:table-cell>
          <table:table-cell office:value-type="float" office:value="236219" calcext:value-type="float">
            <text:p>2362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3608" calcext:value-type="float">
            <text:p>753608</text:p>
          </table:table-cell>
          <table:table-cell office:value-type="float" office:value="246392" calcext:value-type="float">
            <text:p>2463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2264" calcext:value-type="float">
            <text:p>742264</text:p>
          </table:table-cell>
          <table:table-cell office:value-type="float" office:value="257736" calcext:value-type="float">
            <text:p>2577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0167" calcext:value-type="float">
            <text:p>730167</text:p>
          </table:table-cell>
          <table:table-cell office:value-type="float" office:value="269833" calcext:value-type="float">
            <text:p>2698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17354" calcext:value-type="float">
            <text:p>717354</text:p>
          </table:table-cell>
          <table:table-cell office:value-type="float" office:value="282646" calcext:value-type="float">
            <text:p>2826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4879" calcext:value-type="float">
            <text:p>704879</text:p>
          </table:table-cell>
          <table:table-cell office:value-type="float" office:value="295121" calcext:value-type="float">
            <text:p>2951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1515" calcext:value-type="float">
            <text:p>691515</text:p>
          </table:table-cell>
          <table:table-cell office:value-type="float" office:value="308485" calcext:value-type="float">
            <text:p>3084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7040" calcext:value-type="float">
            <text:p>677040</text:p>
          </table:table-cell>
          <table:table-cell office:value-type="float" office:value="322960" calcext:value-type="float">
            <text:p>3229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1465" calcext:value-type="float">
            <text:p>661465</text:p>
          </table:table-cell>
          <table:table-cell office:value-type="float" office:value="338535" calcext:value-type="float">
            <text:p>3385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5889" calcext:value-type="float">
            <text:p>645889</text:p>
          </table:table-cell>
          <table:table-cell office:value-type="float" office:value="354111" calcext:value-type="float">
            <text:p>3541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9801" calcext:value-type="float">
            <text:p>629801</text:p>
          </table:table-cell>
          <table:table-cell office:value-type="float" office:value="370199" calcext:value-type="float">
            <text:p>3701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3917" calcext:value-type="float">
            <text:p>613917</text:p>
          </table:table-cell>
          <table:table-cell office:value-type="float" office:value="386083" calcext:value-type="float">
            <text:p>3860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4918" calcext:value-type="float">
            <text:p>594918</text:p>
          </table:table-cell>
          <table:table-cell office:value-type="float" office:value="405082" calcext:value-type="float">
            <text:p>4050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6556" calcext:value-type="float">
            <text:p>576556</text:p>
          </table:table-cell>
          <table:table-cell office:value-type="float" office:value="423444" calcext:value-type="float">
            <text:p>4234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6900" calcext:value-type="float">
            <text:p>556900</text:p>
          </table:table-cell>
          <table:table-cell office:value-type="float" office:value="443100" calcext:value-type="float">
            <text:p>443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6214" calcext:value-type="float">
            <text:p>536214</text:p>
          </table:table-cell>
          <table:table-cell office:value-type="float" office:value="463786" calcext:value-type="float">
            <text:p>4637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4909" calcext:value-type="float">
            <text:p>514909</text:p>
          </table:table-cell>
          <table:table-cell office:value-type="float" office:value="485091" calcext:value-type="float">
            <text:p>4850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2797" calcext:value-type="float">
            <text:p>492797</text:p>
          </table:table-cell>
          <table:table-cell office:value-type="float" office:value="507203" calcext:value-type="float">
            <text:p>5072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9302" calcext:value-type="float">
            <text:p>469302</text:p>
          </table:table-cell>
          <table:table-cell office:value-type="float" office:value="530698" calcext:value-type="float">
            <text:p>5306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4320" calcext:value-type="float">
            <text:p>444320</text:p>
          </table:table-cell>
          <table:table-cell office:value-type="float" office:value="555680" calcext:value-type="float">
            <text:p>5556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9019" calcext:value-type="float">
            <text:p>419019</text:p>
          </table:table-cell>
          <table:table-cell office:value-type="float" office:value="580981" calcext:value-type="float">
            <text:p>5809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3212" calcext:value-type="float">
            <text:p>393212</text:p>
          </table:table-cell>
          <table:table-cell office:value-type="float" office:value="606788" calcext:value-type="float">
            <text:p>6067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3788" calcext:value-type="float">
            <text:p>363788</text:p>
          </table:table-cell>
          <table:table-cell office:value-type="float" office:value="636212" calcext:value-type="float">
            <text:p>6362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35307" calcext:value-type="float">
            <text:p>335307</text:p>
          </table:table-cell>
          <table:table-cell office:value-type="float" office:value="664693" calcext:value-type="float">
            <text:p>6646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3261" calcext:value-type="float">
            <text:p>303261</text:p>
          </table:table-cell>
          <table:table-cell office:value-type="float" office:value="696739" calcext:value-type="float">
            <text:p>6967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1097" calcext:value-type="float">
            <text:p>271097</text:p>
          </table:table-cell>
          <table:table-cell office:value-type="float" office:value="728903" calcext:value-type="float">
            <text:p>7289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7992" calcext:value-type="float">
            <text:p>237992</text:p>
          </table:table-cell>
          <table:table-cell office:value-type="float" office:value="762008" calcext:value-type="float">
            <text:p>7620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2891" calcext:value-type="float">
            <text:p>202891</text:p>
          </table:table-cell>
          <table:table-cell office:value-type="float" office:value="797109" calcext:value-type="float">
            <text:p>7971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5766" calcext:value-type="float">
            <text:p>165766</text:p>
          </table:table-cell>
          <table:table-cell office:value-type="float" office:value="834234" calcext:value-type="float">
            <text:p>8342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7089" calcext:value-type="float">
            <text:p>127089</text:p>
          </table:table-cell>
          <table:table-cell office:value-type="float" office:value="872911" calcext:value-type="float">
            <text:p>8729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6485" calcext:value-type="float">
            <text:p>86485</text:p>
          </table:table-cell>
          <table:table-cell office:value-type="float" office:value="913515" calcext:value-type="float">
            <text:p>9135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858" calcext:value-type="float">
            <text:p>43858</text:p>
          </table:table-cell>
          <table:table-cell office:value-type="float" office:value="956142" calcext:value-type="float">
            <text:p>9561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Rowlett</meta:initial-creator>
    <meta:creation-date>2025-01-25T20:37:08.173942554</meta:creation-date>
    <dc:date>2025-01-26T10:26:25.749427026</dc:date>
    <dc:creator>Peter Rowlett</dc:creator>
    <meta:editing-duration>PT12M20S</meta:editing-duration>
    <meta:editing-cycles>4</meta:editing-cycles>
    <meta:generator>LibreOffice/24.8.3.2$Linux_X86_64 LibreOffice_project/e14c9fdd1f585efcbb2c5363087a99d20928d522</meta:generator>
    <meta:document-statistic meta:table-count="1" meta:cell-count="243" meta:object-count="0"/>
  </office:meta>
</office:document-meta>
</file>